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1.299cm" fo:min-width="5.875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1.3cm" fo:min-width="3.399cm" fo:padding-top="0.176cm" fo:padding-bottom="0.176cm" fo:padding-left="0.301cm" fo:padding-right="0.30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995cm" fo:min-width="3.721cm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073cm" fo:min-width="3.272cm"/>
    </style:style>
    <style:style style:name="gr6" style:family="graphic" style:parent-style-name="standard">
      <style:graphic-properties draw:stroke="none" svg:stroke-color="#000000" draw:fill="none" draw:fill-color="#ffffff" fo:min-height="1.909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89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1.299cm" fo:min-width="8.034cm" fo:padding-top="0.176cm" fo:padding-bottom="0.176cm" fo:padding-left="0.301cm" fo:padding-right="0.301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7.025cm" fo:min-width="11.714cm"/>
    </style:style>
    <style:style style:name="gr13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0.791cm" fo:min-width="5.367cm" fo:padding-top="0.176cm" fo:padding-bottom="0.176cm" fo:padding-left="0.301cm" fo:padding-right="0.301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828cm" fo:min-width="8.482cm"/>
    </style:style>
    <style:style style:name="gr15" style:family="graphic" style:parent-style-name="standard">
      <style:graphic-properties draw:textarea-vertical-align="middle" draw:auto-grow-height="false" fo:min-height="3.392cm" fo:min-width="3.288cm"/>
    </style:style>
    <style:style style:name="gr16" style:family="graphic" style:parent-style-name="standard">
      <style:graphic-properties draw:stroke="none" svg:stroke-color="#000000" draw:fill="none" draw:fill-color="#ffffff" fo:min-height="4.195cm"/>
    </style:style>
    <style:style style:name="gr17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1.299cm" fo:min-width="14.384cm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1.299cm" fo:min-width="15.772cm" fo:padding-top="0.176cm" fo:padding-bottom="0.176cm" fo:padding-left="0.301cm" fo:padding-right="0.301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3.18cm" fo:min-width="6.87cm"/>
    </style:style>
    <style:style style:name="gr20" style:family="graphic" style:parent-style-name="standard">
      <style:graphic-properties draw:stroke="none" svg:stroke-color="#000000" draw:fill="none" draw:fill-color="#ffffff" fo:min-height="1.274cm"/>
    </style:style>
    <style:style style:name="gr21" style:family="graphic" style:parent-style-name="standard">
      <style:graphic-properties draw:stroke="none" svg:stroke-color="#000000" draw:fill="none" draw:fill-color="#ffffff" fo:min-height="3.052cm"/>
    </style:style>
    <style:style style:name="gr22" style:family="graphic" style:parent-style-name="standard">
      <style:graphic-properties draw:textarea-horizontal-align="justify" draw:textarea-vertical-align="middle" draw:auto-grow-height="false" fo:min-height="6.481cm" fo:min-width="4.1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2.751cm" fo:min-width="0.834cm"/>
    </style:style>
    <style:style style:name="gr25" style:family="graphic" style:parent-style-name="standard">
      <style:graphic-properties draw:stroke="none" svg:stroke-color="#000000" draw:fill="none" draw:fill-color="#ffffff" fo:min-height="3.433cm"/>
    </style:style>
    <style:style style:name="gr26" style:family="graphic" style:parent-style-name="standard">
      <style:graphic-properties draw:textarea-vertical-align="middle" draw:auto-grow-height="false" fo:min-height="3.561cm" fo:min-width="4.835cm"/>
    </style:style>
    <style:style style:name="gr27" style:family="graphic" style:parent-style-name="standard">
      <style:graphic-properties draw:stroke="none" svg:stroke-color="#000000" draw:fill="none" draw:fill-color="#ffffff" fo:min-height="2.544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svg:stroke-color="#000000" draw:fill-color="#ed1c24" draw:textarea-horizontal-align="justify" draw:textarea-vertical-align="middle" draw:auto-grow-height="false" fo:min-height="0.385cm" fo:min-width="9.914cm"/>
    </style:style>
    <style:style style:name="gr30" style:family="graphic" style:parent-style-name="standard">
      <style:graphic-properties draw:stroke="none" svg:stroke-color="#000000" draw:fill="none" draw:fill-color="#ffffff" fo:min-height="1.782cm"/>
    </style:style>
    <style:style style:name="gr31" style:family="graphic" style:parent-style-name="objectwithoutfill">
      <style:graphic-properties svg:stroke-width="0.102cm" svg:stroke-color="#0000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32" style:family="graphic" style:parent-style-name="standard">
      <style:graphic-properties draw:stroke="none" svg:stroke-color="#000000" draw:fill="none" draw:fill-color="#ffffff" fo:min-height="2.845cm"/>
    </style:style>
    <style:style style:name="gr33" style:family="graphic" style:parent-style-name="standard">
      <style:graphic-properties svg:stroke-color="#000000" draw:fill-color="#f58220" draw:textarea-vertical-align="middle" draw:auto-grow-height="false" fo:min-height="3.179cm" fo:min-width="4.327cm"/>
    </style:style>
    <style:style style:name="gr34" style:family="graphic" style:parent-style-name="standard">
      <style:graphic-properties svg:stroke-color="#000000" draw:fill-color="#ed1c24" draw:textarea-horizontal-align="justify" draw:textarea-vertical-align="middle" draw:auto-grow-height="false" fo:min-height="0.47cm" fo:min-width="0.129cm"/>
    </style:style>
    <style:style style:name="gr35" style:family="graphic" style:parent-style-name="standard">
      <style:graphic-properties draw:stroke="none" svg:stroke-color="#000000" draw:fill="none" draw:fill-color="#ffffff" fo:min-height="1.528cm"/>
    </style:style>
    <style:style style:name="gr36" style:family="graphic" style:parent-style-name="standard">
      <style:graphic-properties draw:stroke="none" svg:stroke-color="#000000" draw:fill="none" draw:fill-color="#ffffff" fo:min-height="2.29cm"/>
    </style:style>
    <style:style style:name="gr37" style:family="graphic" style:parent-style-name="standard">
      <style:graphic-properties svg:stroke-color="#000000" draw:fill-color="#f58220" draw:textarea-vertical-align="middle" draw:auto-grow-height="false" fo:min-height="3.179cm" fo:min-width="4.3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3pt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2pt" fo:font-weight="bold" style:font-size-asian="18pt" style:font-weight-asian="bold" style:font-size-complex="18pt" style:font-weight-complex="bold"/>
    </style:style>
    <style:style style:name="P7" style:family="paragraph">
      <loext:graphic-properties draw:fill="none" draw:fill-color="#ffffff"/>
      <style:text-properties fo:font-size="22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ed1c24"/>
      <style:paragraph-properties fo:text-align="center"/>
    </style:style>
    <style:style style:name="P9" style:family="paragraph">
      <loext:graphic-properties draw:fill-color="#f58220"/>
      <style:paragraph-properties fo:text-align="center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77cm" svg:height="1.651cm" svg:x="6.461cm" svg:y="1.762cm">
          <text:p text:style-name="P1">rotateUntil_ProxTrig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8.001cm" svg:height="3.302cm" svg:x="5.445cm" svg:y="3.921cm">
          <text:p text:style-name="P1"><text:span text:style-name="T1">*debug_error == NO_ERR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2" draw:id="id2" draw:layer="layout" svg:width="5.969cm" svg:height="3.175cm" svg:x="0.746cm" svg:y="7.477cm">
          <text:p text:style-name="P1">Sets desired </text:p>
          <text:p text:style-name="P1">proximity swit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6.477cm" svg:height="1.651cm" svg:x="0.746cm" svg:y="12.049cm">
          <text:p text:style-name="P1">runUntil_ctSpeed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477cm" svg:height="1.673cm" svg:x="7.477cm" svg:y="11.9cm">
          <draw:text-box>
            <text:p>Executed for each wheel!</text:p>
          </draw:text-box>
        </draw:frame>
        <draw:custom-shape draw:style-name="gr5" draw:text-style-name="P2" xml:id="id4" draw:id="id4" draw:layer="layout" svg:width="5.334cm" svg:height="4.699cm" svg:x="1.254cm" svg:y="14.589cm">
          <text:p text:style-name="P1">checks proximity</text:p>
          <text:p text:style-name="P1">switch state – termi-</text:p>
          <text:p text:style-name="P1">Nates:</text:p>
          <text:p text:style-name="P1">State == L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4.572cm" svg:height="2.159cm" svg:x="7.096cm" svg:y="15.732cm">
          <draw:text-box>
            <text:p>Timeout 5sec!</text:p>
          </draw:text-box>
        </draw:frame>
        <draw:frame draw:style-name="gr7" draw:text-style-name="P4" draw:layer="layout" svg:width="2.032cm" svg:height="0.962cm" svg:x="1.762cm" svg:y="1.508cm">
          <draw:text-box>
            <text:p>void</text:p>
          </draw:text-box>
        </draw:frame>
        <draw:connector draw:style-name="gr8" draw:text-style-name="P1" draw:layer="layout" svg:x1="5.445cm" svg:y1="5.572cm" svg:x2="3.731cm" svg:y2="7.477cm" draw:start-shape="id1" draw:start-glue-point="5" draw:end-shape="id2" draw:end-glue-point="4" svg:d="M5445 5572h-1714v1905" svg:viewBox="0 0 1715 1906">
          <text:p/>
        </draw:connector>
        <draw:connector draw:style-name="gr8" draw:text-style-name="P1" draw:layer="layout" svg:x1="3.731cm" svg:y1="10.652cm" svg:x2="3.984cm" svg:y2="12.049cm" draw:start-shape="id2" draw:start-glue-point="8" draw:end-shape="id3" draw:end-glue-point="0" svg:d="M3731 10652v673h253v724" svg:viewBox="0 0 254 1398">
          <text:p/>
        </draw:connector>
        <draw:connector draw:style-name="gr8" draw:text-style-name="P1" draw:layer="layout" svg:x1="3.984cm" svg:y1="13.7cm" svg:x2="3.921cm" svg:y2="14.589cm" draw:start-shape="id3" draw:start-glue-point="2" draw:end-shape="id4" draw:end-glue-point="4" svg:d="M3984 13700v469h-63v420" svg:viewBox="0 0 64 890">
          <text:p/>
        </draw:connector>
        <draw:frame draw:style-name="gr9" draw:text-style-name="P4" draw:layer="layout" svg:width="3.048cm" svg:height="1.143cm" svg:x="1.762cm" svg:y="4.81cm">
          <draw:text-box>
            <text:p>true</text:p>
          </draw:text-box>
        </draw:frame>
        <draw:line draw:style-name="gr10" draw:text-style-name="P5" draw:layer="layout" svg:x1="4.048cm" svg:y1="19.288cm" svg:x2="9.636cm" svg:y2="21.193cm">
          <text:p/>
        </draw:line>
        <draw:custom-shape draw:style-name="gr3" draw:text-style-name="P2" xml:id="id5" draw:id="id5" draw:layer="layout" svg:width="5.969cm" svg:height="3.175cm" svg:x="6.715cm" svg:y="21.32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13.446cm" svg:y1="5.572cm" svg:x2="12.684cm" svg:y2="22.908cm" draw:start-shape="id1" draw:start-glue-point="7" draw:end-shape="id5" draw:end-glue-point="10" svg:d="M13446 5572h551v17336h-1313" svg:viewBox="0 0 1314 17337">
          <text:p/>
        </draw:connector>
      </draw:page>
      <draw:page draw:name="page2" draw:style-name="dp1" draw:master-page-name="Default">
        <draw:custom-shape draw:style-name="gr11" draw:text-style-name="P2" xml:id="id6" draw:id="id6" draw:layer="layout" svg:width="8.636cm" svg:height="1.651cm" svg:x="4.556cm" svg:y="1.762cm">
          <text:p text:style-name="P1">driveUntil_FixedDistPID</text:p>
          <draw:enhanced-geometry svg:viewBox="0 0 21600 21600" draw:type="rectangle" draw:enhanced-path="M 0 0 L 21600 0 21600 21600 0 21600 0 0 Z N"/>
        </draw:custom-shape>
        <draw:custom-shape draw:style-name="gr11" draw:text-style-name="P2" xml:id="id7" draw:id="id7" draw:layer="layout" svg:width="8.636cm" svg:height="1.651cm" svg:x="4.556cm" svg:y="5.318cm">
          <text:p text:style-name="P1">initialize_FixedDistPID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636cm" svg:height="1.651cm" svg:x="4.556cm" svg:y="8.239cm">
          <text:p text:style-name="P1">start_PID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636cm" svg:height="1.651cm" svg:x="4.556cm" svg:y="8.239cm">
          <text:p text:style-name="P1">start_PID</text:p>
          <draw:enhanced-geometry svg:viewBox="0 0 21600 21600" draw:type="rectangle" draw:enhanced-path="M 0 0 L 21600 0 21600 21600 0 21600 0 0 Z N"/>
        </draw:custom-shape>
        <draw:custom-shape draw:style-name="gr11" draw:text-style-name="P2" xml:id="id8" draw:id="id8" draw:layer="layout" svg:width="8.636cm" svg:height="1.651cm" svg:x="4.556cm" svg:y="8.239cm">
          <text:p text:style-name="P1">start_PID</text:p>
          <draw:enhanced-geometry svg:viewBox="0 0 21600 21600" draw:type="rectangle" draw:enhanced-path="M 0 0 L 21600 0 21600 21600 0 21600 0 0 Z N"/>
        </draw:custom-shape>
        <draw:g xml:id="id9" draw:id="id9">
          <draw:custom-shape draw:style-name="gr12" draw:text-style-name="P2" draw:layer="layout" svg:width="17.272cm" svg:height="10.287cm" svg:x="1.381cm" svg:y="11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draw:layer="layout" svg:width="5.969cm" svg:height="1.143cm" svg:x="6.715cm" svg:y="12.176cm">
            <text:p text:style-name="P1">updateSonar</text:p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8.636cm" svg:height="1.651cm" svg:x="5.445cm" svg:y="13.827cm">
            <text:p text:style-name="P1">update_FixedDistPID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12.7cm" svg:height="1.524cm" svg:x="3.794cm" svg:y="15.859cm">
            <text:p text:style-name="P1">Check if wheels stopped rotating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" draw:layer="layout" svg:width="12.7cm" svg:height="1.524cm" svg:x="3.667cm" svg:y="17.891cm">
            <text:p text:style-name="P1">Check Do-while loop stopping criterio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8" draw:text-style-name="P1" draw:layer="layout" svg:x1="8.874cm" svg:y1="3.413cm" svg:x2="8.874cm" svg:y2="5.318cm" draw:start-shape="id6" draw:start-glue-point="2" draw:end-shape="id7" draw:end-glue-point="0" svg:d="M8874 3413v1905" svg:viewBox="0 0 1 1906">
          <text:p/>
        </draw:connector>
        <draw:connector draw:style-name="gr8" draw:text-style-name="P1" draw:layer="layout" svg:x1="8.874cm" svg:y1="6.969cm" svg:x2="8.874cm" svg:y2="8.239cm" draw:start-shape="id7" draw:start-glue-point="2" draw:end-shape="id8" svg:d="M8874 6969v1270" svg:viewBox="0 0 1 1271">
          <text:p/>
        </draw:connector>
        <draw:custom-shape draw:style-name="gr15" draw:text-style-name="P1" draw:layer="layout" svg:width="3.787cm" svg:height="3.642cm" draw:transform="skewX (0.0322885911618951) rotate (-1.46136418269485) translate (20.017cm 13.954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8" draw:text-style-name="P1" draw:layer="layout" svg:x1="8.874cm" svg:y1="9.89cm" svg:x2="10.017cm" svg:y2="11.287cm" draw:start-shape="id8" draw:start-glue-point="2" draw:end-shape="id9" draw:end-glue-point="0" svg:d="M8874 9890v723h1143v674" svg:viewBox="0 0 1144 1398">
          <text:p/>
        </draw:connector>
        <draw:frame draw:style-name="gr16" draw:text-style-name="P4" draw:layer="layout" svg:width="8.128cm" svg:height="4.445cm" svg:x="1.254cm" svg:y="21.574cm">
          <draw:text-box>
            <text:p>Must add a debug error code stopping criterion!!!</text:p>
          </draw:text-box>
        </draw:frame>
        <draw:custom-shape draw:style-name="gr11" draw:text-style-name="P2" draw:layer="layout" svg:width="8.636cm" svg:height="1.651cm" svg:x="4.556cm" svg:y="1.762cm">
          <text:p text:style-name="P1">driveUntil_FixedDistPID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1" draw:text-style-name="P2" xml:id="id10" draw:id="id10" draw:layer="layout" svg:width="8.636cm" svg:height="1.651cm" svg:x="1.381cm" svg:y="1.635cm">
          <text:p text:style-name="P1">driveFor_FixedRevsPID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4.986cm" svg:height="1.651cm" svg:x="13.446cm" svg:y="6.207cm">
          <text:p text:style-name="P1">this-&gt;encoder_current_pulse = Encoder::read();</text:p>
          <draw:enhanced-geometry svg:viewBox="0 0 21600 21600" draw:type="rectangle" draw:enhanced-path="M 0 0 L 21600 0 21600 21600 0 21600 0 0 Z N"/>
        </draw:custom-shape>
        <draw:custom-shape draw:style-name="gr11" draw:text-style-name="P2" xml:id="id11" draw:id="id11" draw:layer="layout" svg:width="8.636cm" svg:height="1.651cm" svg:x="1.127cm" svg:y="6.207cm">
          <text:p text:style-name="P1">initialize_FixedRevsPID</text:p>
          <draw:enhanced-geometry svg:viewBox="0 0 21600 21600" draw:type="rectangle" draw:enhanced-path="M 0 0 L 21600 0 21600 21600 0 21600 0 0 Z N"/>
        </draw:custom-shape>
        <draw:custom-shape draw:style-name="gr11" draw:text-style-name="P2" xml:id="id12" draw:id="id12" draw:layer="layout" svg:width="8.636cm" svg:height="1.651cm" svg:x="1.127cm" svg:y="10.144cm">
          <text:p text:style-name="P1">start_PID</text:p>
          <draw:enhanced-geometry svg:viewBox="0 0 21600 21600" draw:type="rectangle" draw:enhanced-path="M 0 0 L 21600 0 21600 21600 0 21600 0 0 Z N"/>
        </draw:custom-shape>
        <draw:custom-shape draw:style-name="gr11" draw:text-style-name="P2" xml:id="id13" draw:id="id13" draw:layer="layout" svg:width="8.636cm" svg:height="1.651cm" svg:x="1.127cm" svg:y="14.081cm">
          <text:p text:style-name="P1">update_FixedRevsPID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6.374cm" svg:height="1.651cm" svg:x="13.319cm" svg:y="8.747cm">
          <text:p text:style-name="P1">this-&gt;_output_speed_pid = </text:p>
          <text:p text:style-name="P1">PID_v2::Run(abs(this-&gt;encoder_current_pulse));</text:p>
          <draw:enhanced-geometry svg:viewBox="0 0 21600 21600" draw:type="rectangle" draw:enhanced-path="M 0 0 L 21600 0 21600 21600 0 21600 0 0 Z N"/>
        </draw:custom-shape>
        <draw:custom-shape draw:style-name="gr11" draw:text-style-name="P2" xml:id="id14" draw:id="id14" draw:layer="layout" svg:width="8.636cm" svg:height="1.651cm" svg:x="16.24cm" svg:y="3.413cm">
          <text:p text:style-name="P1">update_FixedRevsPID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" svg:x1="5.699cm" svg:y1="3.286cm" svg:x2="5.445cm" svg:y2="6.207cm" draw:start-shape="id10" draw:start-glue-point="2" draw:end-shape="id11" draw:end-glue-point="0" svg:d="M5699 3286l-254 2921" svg:viewBox="0 0 255 2922">
          <text:p/>
        </draw:connector>
        <draw:connector draw:style-name="gr10" draw:text-style-name="P5" draw:layer="layout" draw:type="line" svg:x1="5.445cm" svg:y1="7.858cm" svg:x2="5.445cm" svg:y2="10.144cm" draw:start-shape="id11" draw:start-glue-point="2" draw:end-shape="id12" svg:d="M5445 7858v2286" svg:viewBox="0 0 1 2287">
          <text:p/>
        </draw:connector>
        <draw:connector draw:style-name="gr10" draw:text-style-name="P5" draw:layer="layout" draw:type="line" svg:x1="5.445cm" svg:y1="11.795cm" svg:x2="5.445cm" svg:y2="14.081cm" draw:start-shape="id12" draw:start-glue-point="2" draw:end-shape="id13" draw:end-glue-point="0" svg:d="M5445 11795v2286" svg:viewBox="0 0 1 2287">
          <text:p/>
        </draw:connector>
        <draw:connector draw:style-name="gr10" draw:text-style-name="P5" draw:layer="layout" draw:line-skew="0cm -1.226cm" svg:x1="9.763cm" svg:y1="14.906cm" svg:x2="20.558cm" svg:y2="3.413cm" draw:start-shape="id13" draw:start-glue-point="1" draw:end-shape="id14" draw:end-glue-point="0" svg:d="M9763 14906h3239v-13271h7556v1778" svg:viewBox="0 0 10796 13272">
          <text:p/>
        </draw:connector>
        <draw:custom-shape draw:style-name="gr17" draw:text-style-name="P2" draw:layer="layout" svg:width="14.986cm" svg:height="1.651cm" svg:x="13.446cm" svg:y="11.033cm">
          <text:p text:style-name="P1">L298N::setSpeed(this-&gt;_output_speed_pid);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4.986cm" svg:height="1.651cm" svg:x="13.446cm" svg:y="13.319cm">
          <text:p text:style-name="P1">MecanumEncoderWheel::rotateWheel(debug_error);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4.739cm" svg:height="6.858cm" svg:x="13.954cm" svg:y="15.224cm">
          <text:p text:style-name="P1">KILL_MOTION_TRIGGERED== TRUE</text:p>
          <text:p text:style-name="P1">OR</text:p>
          <text:p text:style-name="P1">pulses_remain &lt;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4" draw:layer="layout" svg:width="4.191cm" svg:height="1.673cm" svg:x="23.987cm" svg:y="21.066cm">
          <draw:text-box>
            <text:p>STOP CRITERION</text:p>
          </draw:text-box>
        </draw:frame>
      </draw:page>
      <draw:page draw:name="page4" draw:style-name="dp1" draw:master-page-name="Default">
        <draw:frame draw:style-name="gr21" draw:text-style-name="P4" draw:layer="layout" svg:width="9.906cm" svg:height="5.228cm" svg:x="14.97cm" svg:y="3.9cm">
          <draw:text-box>
            <text:p><text:span text:style-name="T2">TO DO METHODS:</text:span></text:p>
            <text:p>1. detachNest</text:p>
            <text:p>2. alignRobot : update fn to be called in drivefor/until!</text:p>
            <text:p>3. calibrateAlignment : if 2 color sensors <text:s/>are used to align with red line</text:p>
          </draw:text-box>
        </draw:frame>
        <draw:custom-shape draw:style-name="gr22" draw:text-style-name="P1" draw:layer="layout" svg:width="4.699cm" svg:height="6.731cm" svg:x="2.016cm" svg:y="3.794cm">
          <text:p/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5.969cm" svg:height="1.987cm" svg:x="1.635cm" svg:y="1.553cm">
          <draw:text-box>
            <text:p text:style-name="P6"><text:span text:style-name="T3">detachNest()</text:span></text:p>
          </draw:text-box>
        </draw:frame>
        <draw:custom-shape draw:style-name="gr24" draw:text-style-name="P1" draw:layer="layout" svg:width="2.667cm" svg:height="3.429cm" svg:x="3.159cm" svg:y="9.5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4" draw:layer="layout" svg:width="5.207cm" svg:height="3.683cm" svg:x="7.604cm" svg:y="9.382cm">
          <draw:text-box>
            <text:p>Drives backwards for 2 revs</text:p>
          </draw:text-box>
        </draw:frame>
        <draw:custom-shape draw:style-name="gr26" draw:text-style-name="P1" draw:layer="layout" svg:width="5.334cm" svg:height="3.81cm" svg:x="1.508cm" svg:y="14.97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7" draw:text-style-name="P4" draw:layer="layout" svg:width="9.652cm" svg:height="2.794cm" svg:x="6.08cm" svg:y="13.7cm">
          <draw:text-box>
            <text:p>Rotates 180deg or UNTIL color/laser heading sensor is triggered!</text:p>
          </draw:text-box>
        </draw:frame>
        <draw:line draw:style-name="gr28" draw:text-style-name="P5" draw:layer="layout" svg:x1="0.365cm" svg:y1="18.272cm" svg:x2="13.827cm" svg:y2="18.272cm">
          <text:p/>
        </draw:line>
        <draw:frame draw:style-name="gr23" draw:text-style-name="P7" draw:layer="layout" svg:width="6.604cm" svg:height="1.987cm" svg:x="2.397cm" svg:y="18.571cm">
          <draw:text-box>
            <text:p text:style-name="P6"><text:span text:style-name="T3">attachNestLeft()</text:span></text:p>
          </draw:text-box>
        </draw:frame>
        <draw:custom-shape draw:style-name="gr29" draw:text-style-name="P8" draw:layer="layout" svg:width="10.414cm" svg:height="0.635cm" svg:x="1cm" svg:y="20.55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4.699cm" svg:height="6.731cm" draw:transform="rotate (-0.101927228316468) translate (3.564cm 23.671cm)">
          <text:p/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6.08cm" svg:y1="22.463cm" svg:x2="10.271cm" svg:y2="24.622cm">
          <text:p/>
        </draw:line>
        <draw:frame draw:style-name="gr30" draw:text-style-name="P4" draw:layer="layout" svg:width="3.937cm" svg:height="2.384cm" svg:x="10.525cm" svg:y="23.479cm">
          <draw:text-box>
            <text:p>Drives until desired distance</text:p>
          </draw:text-box>
        </draw:frame>
        <draw:line draw:style-name="gr31" draw:text-style-name="P5" draw:layer="layout" svg:x1="5.699cm" svg:y1="23.86cm" svg:x2="6.08cm" svg:y2="21.066cm">
          <text:p/>
        </draw:line>
        <draw:g>
          <draw:custom-shape draw:style-name="gr29" draw:text-style-name="P8" draw:layer="layout" svg:width="10.414cm" svg:height="0.635cm" svg:x="14.208cm" svg:y="15.60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4.699cm" svg:height="6.731cm" draw:transform="rotate (-0.101927228316468) translate (16.772cm 18.718cm)">
            <text:p/>
            <draw:enhanced-geometry svg:viewBox="0 0 21600 21600" draw:type="rectangle" draw:enhanced-path="M 0 0 L 21600 0 21600 21600 0 21600 0 0 Z N"/>
          </draw:custom-shape>
          <draw:line draw:style-name="gr10" draw:text-style-name="P5" draw:layer="layout" svg:x1="21.574cm" svg:y1="26.146cm" svg:x2="25.13cm" svg:y2="22.717cm">
            <text:p/>
          </draw:line>
          <draw:frame draw:style-name="gr32" draw:text-style-name="P4" draw:layer="layout" svg:width="5.588cm" svg:height="3.095cm" svg:x="23.86cm" svg:y="20.304cm">
            <draw:text-box>
              <text:p>Rotates</text:p>
              <text:p>CORNER_BACK_RIGHT</text:p>
            </draw:text-box>
          </draw:frame>
          <draw:line draw:style-name="gr31" draw:text-style-name="P5" draw:layer="layout" svg:x1="18.907cm" svg:y1="18.907cm" svg:x2="19.288cm" svg:y2="16.113cm">
            <text:p/>
          </draw:line>
          <draw:custom-shape draw:style-name="gr33" draw:text-style-name="P9" draw:layer="layout" svg:width="4.826cm" svg:height="3.428cm" draw:transform="skewX (0.0251327412287182) rotate (0.925897168182992) translate (17.89cm 26.684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34" draw:text-style-name="P8" draw:layer="layout" svg:width="0.889cm" svg:height="1.016cm" svg:x="16.367cm" svg:y="18.2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8" draw:layer="layout" svg:width="0.889cm" svg:height="1.016cm" svg:x="20.304cm" svg:y="25.3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5" draw:layer="layout" svg:x1="16.875cm" svg:y1="18.653cm" svg:x2="23.733cm" svg:y2="13.7cm">
            <text:p/>
          </draw:line>
          <draw:frame draw:style-name="gr35" draw:text-style-name="P4" draw:layer="layout" svg:width="4.318cm" svg:height="3.095cm" svg:x="23.86cm" svg:y="12.002cm">
            <draw:text-box>
              <text:p>UNTIL proximity LEFT is triggered</text:p>
            </draw:text-box>
          </draw:frame>
        </draw:g>
        <draw:line draw:style-name="gr28" draw:text-style-name="P5" draw:layer="layout" svg:x1="13.827cm" svg:y1="18.272cm" svg:x2="13.827cm" svg:y2="15.351cm">
          <text:p/>
        </draw:line>
        <draw:line draw:style-name="gr28" draw:text-style-name="P5" draw:layer="layout" svg:x1="13.7cm" svg:y1="15.351cm" svg:x2="15.478cm" svg:y2="15.351cm">
          <text:p/>
        </draw:line>
        <draw:line draw:style-name="gr28" draw:text-style-name="P5" draw:layer="layout" svg:x1="15.351cm" svg:y1="15.351cm" svg:x2="15.351cm" svg:y2="9.636cm">
          <text:p/>
        </draw:line>
        <draw:line draw:style-name="gr28" draw:text-style-name="P5" draw:layer="layout" svg:x1="15.351cm" svg:y1="9.636cm" svg:x2="29.067cm" svg:y2="9.636cm">
          <text:p/>
        </draw:line>
        <draw:g>
          <draw:custom-shape draw:style-name="gr29" draw:text-style-name="P8" draw:layer="layout" svg:width="10.414cm" svg:height="0.635cm" svg:x="14.088cm" svg:y="30.08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4.699cm" svg:height="6.731cm" draw:transform="rotate (-0.101927228316468) translate (16.652cm 33.196cm)">
            <text:p/>
            <draw:enhanced-geometry svg:viewBox="0 0 21600 21600" draw:type="rectangle" draw:enhanced-path="M 0 0 L 21600 0 21600 21600 0 21600 0 0 Z N"/>
          </draw:custom-shape>
          <draw:line draw:style-name="gr10" draw:text-style-name="P5" draw:layer="layout" svg:x1="16.367cm" svg:y1="33.385cm" svg:x2="13.7cm" svg:y2="37.068cm">
            <text:p/>
          </draw:line>
          <draw:frame draw:style-name="gr36" draw:text-style-name="P4" draw:layer="layout" svg:width="9.525cm" svg:height="2.54cm" svg:x="8.366cm" svg:y="37.195cm">
            <draw:text-box>
              <text:p>Rotates</text:p>
              <text:p>CORNER_FRONT_LEFT</text:p>
            </draw:text-box>
          </draw:frame>
          <draw:line draw:style-name="gr31" draw:text-style-name="P5" draw:layer="layout" svg:x1="18.787cm" svg:y1="33.385cm" svg:x2="19.168cm" svg:y2="30.591cm">
            <text:p/>
          </draw:line>
          <draw:custom-shape draw:style-name="gr37" draw:text-style-name="P9" draw:layer="layout" svg:width="4.826cm" svg:height="3.429cm" draw:transform="skewX (-0.0251327412287183) rotate (0.925897168182992) translate (13.698cm 34.81cm)">
            <text:p/>
  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34" draw:text-style-name="P8" draw:layer="layout" svg:width="0.889cm" svg:height="1.016cm" svg:x="16.247cm" svg:y="32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8" draw:layer="layout" svg:width="0.889cm" svg:height="1.016cm" svg:x="20.812cm" svg:y="33.1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5" draw:layer="layout" svg:x1="21.32cm" svg:y1="33.385cm" svg:x2="24.495cm" svg:y2="32.242cm">
            <text:p/>
          </draw:line>
          <draw:frame draw:style-name="gr35" draw:text-style-name="P4" draw:layer="layout" svg:width="4.318cm" svg:height="3.095cm" svg:x="24.622cm" svg:y="31.052cm">
            <draw:text-box>
              <text:p>UNTIL proximity RIGHT is triggered</text:p>
            </draw:text-box>
          </draw:frame>
        </draw:g>
        <draw:custom-shape draw:style-name="gr29" draw:text-style-name="P8" draw:layer="layout" svg:width="10.414cm" svg:height="0.635cm" svg:x="0.365cm" svg:y="2.65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03T19:01:53.684955433</meta:creation-date>
    <dc:date>2021-03-03T20:51:54.940397342</dc:date>
    <meta:editing-duration>PT1H8M47S</meta:editing-duration>
    <meta:editing-cycles>7</meta:editing-cycles>
    <meta:generator>LibreOffice/6.0.7.3$Linux_X86_64 LibreOffice_project/00m0$Build-3</meta:generator>
    <meta:document-statistic meta:object-count="88"/>
  </office:meta>
</office:document-meta>
</file>